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José  Gregorio Álvarez Cornett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Tiempo Convencional 8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 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, MARTES, JUEVES Y VIERNES DE 11:00 AM A 1:00 PM Y ASISTENCIA A LAS REUNIONES DE COORDINACION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607720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